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fo:language="pt" fo:country="BR" fo:font-weight="bold" officeooo:rsid="00141d9c" officeooo:paragraph-rsid="00141d9c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language="pt" fo:country="BR" fo:font-weight="normal" officeooo:rsid="00141d9c" officeooo:paragraph-rsid="00141d9c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language="pt" fo:country="BR" fo:font-weight="bold" officeooo:rsid="0019b0ad" officeooo:paragraph-rsid="0019b0a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6pt" fo:language="pt" fo:country="BR" fo:font-style="italic" fo:font-weight="bold" officeooo:rsid="00141d9c" officeooo:paragraph-rsid="00141d9c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141d9c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cc0000" fo:font-size="12pt" fo:language="pt" fo:country="BR" fo:font-weight="normal" officeooo:rsid="00180cac" officeooo:paragraph-rsid="0014642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color="#000000" fo:font-size="12pt" fo:language="pt" fo:country="BR" fo:font-weight="normal" officeooo:rsid="001b2c94" officeooo:paragraph-rsid="001b2c9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fo:color="#000000" fo:font-size="12pt" fo:language="pt" fo:country="BR" fo:font-weight="normal" officeooo:rsid="001b2c94" officeooo:paragraph-rsid="001d51e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fo:font-size="12pt" fo:language="pt" fo:country="BR" fo:font-weight="normal" officeooo:rsid="001d51e6" officeooo:paragraph-rsid="001fad8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fo:color="#000000" fo:font-size="12pt" fo:language="pt" fo:country="BR" fo:font-weight="normal" officeooo:rsid="00231c40" officeooo:paragraph-rsid="00231c4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fo:font-size="12pt" fo:language="pt" fo:country="BR" fo:font-weight="normal" officeooo:rsid="002523d6" officeooo:paragraph-rsid="002523d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fo:color="#000000" fo:font-size="12pt" fo:language="pt" fo:country="BR" fo:font-weight="normal" officeooo:rsid="002712e8" officeooo:paragraph-rsid="002712e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fo:font-size="12pt" fo:language="pt" fo:country="BR" fo:font-weight="bold" officeooo:rsid="002188cc" officeooo:paragraph-rsid="002188cc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fo:font-size="12pt" fo:language="pt" fo:country="BR" fo:font-weight="bold" officeooo:rsid="00231c40" officeooo:paragraph-rsid="00231c40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fo:color="#000000" fo:font-size="14pt" fo:language="pt" fo:country="BR" fo:font-weight="bold" officeooo:rsid="001b2c94" officeooo:paragraph-rsid="001b2c94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fo:color="#000000" fo:font-size="14pt" fo:language="pt" fo:country="BR" fo:font-weight="bold" officeooo:rsid="001d51e6" officeooo:paragraph-rsid="001fad85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 fo:font-size="14pt" fo:language="pt" fo:country="BR" fo:font-weight="bold" officeooo:rsid="001e021e" officeooo:paragraph-rsid="001e021e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fo:color="#000000" fo:font-size="14pt" fo:language="pt" fo:country="BR" fo:font-weight="bold" officeooo:rsid="002188cc" officeooo:paragraph-rsid="002188cc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fo:color="#000000" fo:font-size="14pt" fo:language="pt" fo:country="BR" fo:font-weight="bold" officeooo:rsid="00231c40" officeooo:paragraph-rsid="00231c40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fo:color="#000000" fo:font-size="14pt" fo:language="pt" fo:country="BR" fo:font-weight="bold" officeooo:rsid="002712e8" officeooo:paragraph-rsid="002712e8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fo:color="#000000" fo:font-size="14pt" fo:language="pt" fo:country="BR" fo:font-weight="bold" officeooo:rsid="0028f174" officeooo:paragraph-rsid="0028f174" style:font-size-asian="14pt" style:font-weight-asian="bold" style:font-size-complex="14pt" style:font-weight-complex="bold"/>
    </style:style>
    <style:style style:name="P22" style:family="paragraph" style:parent-style-name="Standard" style:list-style-name="L1">
      <style:paragraph-properties fo:line-height="150%" fo:text-align="justify" style:justify-single-word="false"/>
      <style:text-properties officeooo:paragraph-rsid="00141d9c"/>
    </style:style>
    <style:style style:name="P23" style:family="paragraph" style:parent-style-name="Standard" style:list-style-name="L2">
      <style:paragraph-properties fo:line-height="150%" fo:text-align="justify" style:justify-single-word="false"/>
      <style:text-properties officeooo:paragraph-rsid="0019b0ad"/>
    </style:style>
    <style:style style:name="P24" style:family="paragraph" style:parent-style-name="Standard" style:list-style-name="L3">
      <style:paragraph-properties fo:line-height="150%" fo:text-align="justify" style:justify-single-word="false"/>
      <style:text-properties officeooo:paragraph-rsid="0019b0ad"/>
    </style:style>
    <style:style style:name="P25" style:family="paragraph" style:parent-style-name="Standard" style:list-style-name="L15">
      <style:paragraph-properties fo:line-height="150%" fo:text-align="justify" style:justify-single-word="false"/>
      <style:text-properties officeooo:paragraph-rsid="002ab4ed"/>
    </style:style>
    <style:style style:name="P26" style:family="paragraph" style:parent-style-name="Standard" style:list-style-name="L1">
      <style:paragraph-properties fo:line-height="150%" fo:text-align="justify" style:justify-single-word="false"/>
      <style:text-properties fo:font-size="12pt" fo:language="pt" fo:country="BR" fo:font-weight="normal" officeooo:rsid="0019b0ad" officeooo:paragraph-rsid="0019b0ad" style:font-size-asian="10.5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line-height="150%" fo:text-align="justify" style:justify-single-word="false"/>
      <style:text-properties fo:font-size="12pt" fo:language="pt" fo:country="BR" fo:font-style="normal" fo:font-weight="normal" officeooo:rsid="00141d9c" officeooo:paragraph-rsid="0019b0ad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2">
      <style:paragraph-properties fo:line-height="150%" fo:text-align="justify" style:justify-single-word="false"/>
      <style:text-properties fo:font-size="12pt" fo:language="pt" fo:country="BR" fo:font-style="normal" fo:font-weight="normal" officeooo:rsid="0014642d" officeooo:paragraph-rsid="0019b0ad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3">
      <style:paragraph-properties fo:line-height="150%" fo:text-align="justify" style:justify-single-word="false"/>
      <style:text-properties fo:color="#0066cc" fo:font-size="12pt" fo:language="pt" fo:country="BR" fo:font-style="normal" fo:font-weight="normal" officeooo:rsid="0019b0ad" officeooo:paragraph-rsid="0019b0ad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4">
      <style:paragraph-properties fo:line-height="150%" fo:text-align="justify" style:justify-single-word="false"/>
      <style:text-properties fo:color="#000000" fo:font-size="12pt" fo:language="pt" fo:country="BR" fo:font-weight="normal" officeooo:rsid="001a09e9" officeooo:paragraph-rsid="001b2c94" style:font-size-asian="10.5pt" style:font-weight-asian="normal" style:font-size-complex="12pt" style:font-weight-complex="normal"/>
    </style:style>
    <style:style style:name="P31" style:family="paragraph" style:parent-style-name="Standard" style:list-style-name="L4">
      <style:paragraph-properties fo:line-height="150%" fo:text-align="justify" style:justify-single-word="false"/>
      <style:text-properties fo:color="#000000" fo:font-size="12pt" fo:language="pt" fo:country="BR" fo:font-weight="normal" officeooo:rsid="001a09e9" officeooo:paragraph-rsid="001a09e9" style:font-size-asian="10.5pt" style:font-weight-asian="normal" style:font-size-complex="12pt" style:font-weight-complex="normal"/>
    </style:style>
    <style:style style:name="P32" style:family="paragraph" style:parent-style-name="Standard" style:list-style-name="L4">
      <style:paragraph-properties fo:line-height="150%" fo:text-align="justify" style:justify-single-word="false"/>
      <style:text-properties fo:color="#000000" fo:font-size="12pt" fo:language="pt" fo:country="BR" fo:font-weight="normal" officeooo:rsid="001b2c94" officeooo:paragraph-rsid="001b2c94" style:font-size-asian="10.5pt" style:font-weight-asian="normal" style:font-size-complex="12pt" style:font-weight-complex="normal"/>
    </style:style>
    <style:style style:name="P33" style:family="paragraph" style:parent-style-name="Standard" style:list-style-name="L5">
      <style:paragraph-properties fo:line-height="150%" fo:text-align="justify" style:justify-single-word="false"/>
      <style:text-properties fo:color="#000000" fo:font-size="12pt" fo:language="pt" fo:country="BR" fo:font-weight="normal" officeooo:rsid="001b2c94" officeooo:paragraph-rsid="001b2c94" style:font-size-asian="10.5pt" style:font-weight-asian="normal" style:font-size-complex="12pt" style:font-weight-complex="normal"/>
    </style:style>
    <style:style style:name="P34" style:family="paragraph" style:parent-style-name="Standard" style:list-style-name="L8">
      <style:paragraph-properties fo:line-height="150%" fo:text-align="justify" style:justify-single-word="false"/>
      <style:text-properties fo:color="#000000" fo:font-size="12pt" fo:language="pt" fo:country="BR" fo:font-weight="normal" officeooo:rsid="001b2c94" officeooo:paragraph-rsid="001b2c94" style:font-size-asian="10.5pt" style:font-weight-asian="normal" style:font-size-complex="12pt" style:font-weight-complex="normal"/>
    </style:style>
    <style:style style:name="P35" style:family="paragraph" style:parent-style-name="Standard" style:list-style-name="L5">
      <style:paragraph-properties fo:line-height="150%" fo:text-align="justify" style:justify-single-word="false"/>
      <style:text-properties fo:color="#000000" fo:font-size="12pt" fo:language="pt" fo:country="BR" fo:font-weight="normal" officeooo:rsid="0020f444" officeooo:paragraph-rsid="0020f444" style:font-size-asian="10.5pt" style:font-weight-asian="normal" style:font-size-complex="12pt" style:font-weight-complex="normal"/>
    </style:style>
    <style:style style:name="P36" style:family="paragraph" style:parent-style-name="Standard" style:list-style-name="L9">
      <style:paragraph-properties fo:line-height="150%" fo:text-align="justify" style:justify-single-word="false"/>
      <style:text-properties fo:color="#000000" fo:font-size="12pt" fo:language="pt" fo:country="BR" fo:font-weight="normal" officeooo:rsid="0020f444" officeooo:paragraph-rsid="0020f444" style:font-size-asian="10.5pt" style:font-weight-asian="normal" style:font-size-complex="12pt" style:font-weight-complex="normal"/>
    </style:style>
    <style:style style:name="P37" style:family="paragraph" style:parent-style-name="Standard" style:list-style-name="L6">
      <style:paragraph-properties fo:line-height="150%" fo:text-align="justify" style:justify-single-word="false"/>
      <style:text-properties fo:color="#000000" fo:font-size="12pt" fo:language="pt" fo:country="BR" fo:font-weight="normal" officeooo:rsid="001d51e6" officeooo:paragraph-rsid="001fad85" style:font-size-asian="10.5pt" style:font-weight-asian="normal" style:font-size-complex="12pt" style:font-weight-complex="normal"/>
    </style:style>
    <style:style style:name="P38" style:family="paragraph" style:parent-style-name="Standard" style:list-style-name="L7">
      <style:paragraph-properties fo:line-height="150%" fo:text-align="justify" style:justify-single-word="false"/>
      <style:text-properties fo:color="#000000" fo:font-size="12pt" fo:language="pt" fo:country="BR" fo:font-weight="normal" officeooo:rsid="001d51e6" officeooo:paragraph-rsid="001fad85" style:font-size-asian="10.5pt" style:font-weight-asian="normal" style:font-size-complex="12pt" style:font-weight-complex="normal"/>
    </style:style>
    <style:style style:name="P39" style:family="paragraph" style:parent-style-name="Standard" style:list-style-name="L8">
      <style:paragraph-properties fo:line-height="150%" fo:text-align="justify" style:justify-single-word="false"/>
      <style:text-properties fo:color="#000000" fo:font-size="12pt" fo:language="pt" fo:country="BR" fo:font-weight="normal" officeooo:rsid="001d51e6" officeooo:paragraph-rsid="001d9b5a" style:font-size-asian="10.5pt" style:font-weight-asian="normal" style:font-size-complex="12pt" style:font-weight-complex="normal"/>
    </style:style>
    <style:style style:name="P40" style:family="paragraph" style:parent-style-name="Standard" style:list-style-name="L8">
      <style:paragraph-properties fo:line-height="150%" fo:text-align="justify" style:justify-single-word="false"/>
      <style:text-properties fo:color="#000000" fo:font-size="12pt" fo:language="pt" fo:country="BR" fo:font-weight="normal" officeooo:rsid="001fad85" officeooo:paragraph-rsid="001fad85" style:font-size-asian="10.5pt" style:font-weight-asian="normal" style:font-size-complex="12pt" style:font-weight-complex="normal"/>
    </style:style>
    <style:style style:name="P41" style:family="paragraph" style:parent-style-name="Standard" style:list-style-name="L10">
      <style:paragraph-properties fo:line-height="150%" fo:text-align="justify" style:justify-single-word="false"/>
      <style:text-properties fo:color="#000000" fo:font-size="12pt" fo:language="pt" fo:country="BR" fo:font-weight="normal" officeooo:rsid="002188cc" officeooo:paragraph-rsid="002188cc" style:font-size-asian="10.5pt" style:font-weight-asian="normal" style:font-size-complex="12pt" style:font-weight-complex="normal"/>
    </style:style>
    <style:style style:name="P42" style:family="paragraph" style:parent-style-name="Standard" style:list-style-name="L11">
      <style:paragraph-properties fo:line-height="150%" fo:text-align="justify" style:justify-single-word="false"/>
      <style:text-properties fo:color="#000000" fo:font-size="12pt" fo:language="pt" fo:country="BR" fo:font-weight="normal" officeooo:rsid="002dc1ee" officeooo:paragraph-rsid="002dc1ee" style:font-size-asian="10.5pt" style:font-weight-asian="normal" style:font-size-complex="12pt" style:font-weight-complex="normal"/>
    </style:style>
    <style:style style:name="P43" style:family="paragraph" style:parent-style-name="Standard" style:list-style-name="L12">
      <style:paragraph-properties fo:line-height="150%" fo:text-align="justify" style:justify-single-word="false"/>
      <style:text-properties fo:color="#000000" fo:font-size="12pt" fo:language="pt" fo:country="BR" fo:font-weight="normal" officeooo:rsid="002523d6" officeooo:paragraph-rsid="002523d6" style:font-size-asian="10.5pt" style:font-weight-asian="normal" style:font-size-complex="12pt" style:font-weight-complex="normal"/>
    </style:style>
    <style:style style:name="P44" style:family="paragraph" style:parent-style-name="Standard" style:list-style-name="L13">
      <style:paragraph-properties fo:line-height="150%" fo:text-align="justify" style:justify-single-word="false"/>
      <style:text-properties fo:color="#000000" fo:font-size="12pt" fo:language="pt" fo:country="BR" fo:font-weight="normal" officeooo:rsid="002523d6" officeooo:paragraph-rsid="002523d6" style:font-size-asian="10.5pt" style:font-weight-asian="normal" style:font-size-complex="12pt" style:font-weight-complex="normal"/>
    </style:style>
    <style:style style:name="P45" style:family="paragraph" style:parent-style-name="Standard" style:list-style-name="L13">
      <style:paragraph-properties fo:line-height="150%" fo:text-align="justify" style:justify-single-word="false"/>
      <style:text-properties fo:color="#000000" fo:font-size="12pt" fo:language="pt" fo:country="BR" fo:font-weight="normal" officeooo:rsid="00241215" officeooo:paragraph-rsid="00241215" style:font-size-asian="10.5pt" style:font-weight-asian="normal" style:font-size-complex="12pt" style:font-weight-complex="normal"/>
    </style:style>
    <style:style style:name="P46" style:family="paragraph" style:parent-style-name="Standard" style:list-style-name="L14">
      <style:paragraph-properties fo:line-height="150%" fo:text-align="justify" style:justify-single-word="false"/>
      <style:text-properties fo:color="#000000" fo:font-size="12pt" fo:language="pt" fo:country="BR" fo:font-weight="normal" officeooo:rsid="002596c3" officeooo:paragraph-rsid="002596c3" style:font-size-asian="10.5pt" style:font-weight-asian="normal" style:font-size-complex="12pt" style:font-weight-complex="normal"/>
    </style:style>
    <style:style style:name="P47" style:family="paragraph" style:parent-style-name="Standard" style:list-style-name="L15">
      <style:paragraph-properties fo:line-height="150%" fo:text-align="justify" style:justify-single-word="false"/>
      <style:text-properties fo:color="#000000" fo:font-size="12pt" fo:language="pt" fo:country="BR" fo:font-weight="normal" officeooo:rsid="002ab4ed" officeooo:paragraph-rsid="002ab4ed" style:font-size-asian="10.5pt" style:font-weight-asian="normal" style:font-size-complex="12pt" style:font-weight-complex="normal"/>
    </style:style>
    <style:style style:name="P48" style:family="paragraph" style:parent-style-name="Standard" style:list-style-name="L15">
      <style:paragraph-properties fo:line-height="150%" fo:text-align="justify" style:justify-single-word="false"/>
      <style:text-properties fo:color="#000000" fo:font-size="12pt" fo:language="pt" fo:country="BR" fo:font-weight="normal" officeooo:rsid="002b7852" officeooo:paragraph-rsid="002b7852" style:font-size-asian="10.5pt" style:font-weight-asian="normal" style:font-size-complex="12pt" style:font-weight-complex="normal"/>
    </style:style>
    <style:style style:name="P49" style:family="paragraph" style:parent-style-name="Standard" style:list-style-name="L16">
      <style:paragraph-properties fo:line-height="150%" fo:text-align="justify" style:justify-single-word="false"/>
      <style:text-properties fo:color="#000000" fo:font-size="12pt" fo:language="pt" fo:country="BR" fo:font-weight="normal" officeooo:rsid="002bfbc1" officeooo:paragraph-rsid="002bfbc1" style:font-size-asian="10.5pt" style:font-weight-asian="normal" style:font-size-complex="12pt" style:font-weight-complex="normal"/>
    </style:style>
    <style:style style:name="P50" style:family="paragraph" style:parent-style-name="Standard" style:list-style-name="L5">
      <style:paragraph-properties fo:line-height="150%" fo:text-align="justify" style:justify-single-word="false"/>
      <style:text-properties fo:color="#000000" fo:font-size="12pt" fo:language="pt" fo:country="BR" fo:font-style="normal" fo:font-weight="normal" officeooo:rsid="0020f444" officeooo:paragraph-rsid="0020f444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list-style-name="L13">
      <style:paragraph-properties fo:line-height="150%" fo:text-align="justify" style:justify-single-word="false"/>
      <style:text-properties fo:color="#000000" fo:font-size="12pt" fo:language="pt" fo:country="BR" fo:font-style="normal" fo:font-weight="normal" officeooo:rsid="002523d6" officeooo:paragraph-rsid="002523d6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14">
      <style:paragraph-properties fo:line-height="150%" fo:text-align="justify" style:justify-single-word="false"/>
      <style:text-properties fo:color="#000000" fo:font-size="12pt" fo:language="pt" fo:country="BR" fo:font-style="normal" fo:font-weight="normal" officeooo:rsid="002596c3" officeooo:paragraph-rsid="002596c3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17">
      <style:paragraph-properties fo:line-height="150%" fo:text-align="justify" style:justify-single-word="false"/>
      <style:text-properties fo:color="#000000" fo:font-size="12pt" fo:language="pt" fo:country="BR" fo:font-style="normal" fo:font-weight="normal" officeooo:rsid="002bfbc1" officeooo:paragraph-rsid="002bfbc1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fo:language="pt" fo:country="BR" fo:font-style="normal" fo:font-weight="bold" officeooo:rsid="0014642d" officeooo:paragraph-rsid="00141d9c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language="pt" fo:country="BR" fo:font-style="normal" fo:font-weight="bold" officeooo:rsid="001a09e9" officeooo:paragraph-rsid="001a09e9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b2c94" style:font-style-asian="normal" style:font-style-complex="normal"/>
    </style:style>
    <style:style style:name="T5" style:family="text">
      <style:text-properties fo:font-size="12pt" fo:language="pt" fo:country="BR" fo:font-weight="normal" officeooo:rsid="00141d9c" style:font-size-asian="10.5pt" style:font-weight-asian="normal" style:font-size-complex="12pt" style:font-weight-complex="normal"/>
    </style:style>
    <style:style style:name="T6" style:family="text">
      <style:text-properties fo:font-size="12pt" fo:language="pt" fo:country="BR" fo:font-weight="normal" officeooo:rsid="0019b0ad" style:font-size-asian="10.5pt" style:font-weight-asian="normal" style:font-size-complex="12pt" style:font-weight-complex="normal"/>
    </style:style>
    <style:style style:name="T7" style:family="text">
      <style:text-properties fo:font-size="12pt" fo:language="pt" fo:country="BR" fo:font-style="italic" fo:font-weight="normal" officeooo:rsid="00141d9c" style:font-size-asian="10.5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size="12pt" fo:language="pt" fo:country="BR" fo:font-style="italic" fo:font-weight="normal" officeooo:rsid="0019b0ad" style:font-size-asian="10.5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size="12pt" fo:language="pt" fo:country="BR" fo:font-style="italic" fo:font-weight="normal" officeooo:rsid="0014642d" style:font-size-asian="10.5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ize="12pt" fo:language="pt" fo:country="BR" fo:font-style="italic" fo:font-weight="bold" officeooo:rsid="0014642d" style:font-size-asian="10.5pt" style:font-style-asian="italic" style:font-weight-asian="bold" style:font-size-complex="12pt" style:font-style-complex="italic" style:font-weight-complex="bold"/>
    </style:style>
    <style:style style:name="T11" style:family="text">
      <style:text-properties fo:font-size="12pt" fo:language="pt" fo:country="BR" fo:font-style="normal" fo:font-weight="normal" officeooo:rsid="00141d9c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language="pt" fo:country="BR" fo:font-style="normal" fo:font-weight="normal" officeooo:rsid="0014642d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language="pt" fo:country="BR" fo:font-style="normal" fo:font-weight="normal" officeooo:rsid="0019b0ad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language="pt" fo:country="BR" fo:font-style="normal" fo:font-weight="bold" officeooo:rsid="0014642d" style:font-size-asian="10.5pt" style:font-style-asian="normal" style:font-weight-asian="bold" style:font-size-complex="12pt" style:font-style-complex="normal" style:font-weight-complex="bold"/>
    </style:style>
    <style:style style:name="T15" style:family="text">
      <style:text-properties fo:font-size="12pt" fo:language="pt" fo:country="BR" fo:font-style="normal" fo:font-weight="bold" officeooo:rsid="0019b0ad" style:font-size-asian="10.5pt" style:font-style-asian="normal" style:font-weight-asian="bold" style:font-size-complex="12pt" style:font-style-complex="normal" style:font-weight-complex="bold"/>
    </style:style>
    <style:style style:name="T16" style:family="text">
      <style:text-properties fo:font-size="12pt" fo:language="pt" fo:country="BR" fo:font-weight="bold" officeooo:rsid="00141d9c" style:font-size-asian="10.5pt" style:font-weight-asian="bold" style:font-size-complex="12pt" style:font-weight-complex="bold"/>
    </style:style>
    <style:style style:name="T17" style:family="text">
      <style:text-properties fo:font-size="14pt" fo:font-style="normal" fo:font-weight="bold" officeooo:rsid="002596c3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officeooo:rsid="001caf08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000000" fo:font-size="12pt" fo:language="pt" fo:country="BR" fo:font-weight="normal" officeooo:rsid="002ab4ed" style:font-size-asian="10.5pt" style:font-weight-asian="normal" style:font-size-complex="12pt" style:font-weight-complex="normal"/>
    </style:style>
    <style:style style:name="T21" style:family="text">
      <style:text-properties style:font-name="Liberation Mono" fo:font-size="12pt" fo:font-style="normal" fo:font-weight="normal" style:font-size-asian="12pt" style:font-style-asian="normal" style:font-weight-asian="normal" style:font-size-complex="12pt"/>
    </style:style>
    <style:style style:name="T22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23" style:family="text">
      <style:text-properties style:font-name="Liberation Serif" fo:font-size="12pt" fo:font-style="normal" fo:font-weight="normal" officeooo:rsid="002ab4ed" style:font-size-asian="12pt" style:font-style-asian="normal" style:font-weight-asian="normal" style:font-size-complex="12pt"/>
    </style:style>
    <style:style style:name="T24" style:family="text">
      <style:text-properties style:font-name="Liberation Serif" fo:font-size="12pt" fo:font-style="normal" fo:font-weight="normal" officeooo:rsid="002ab4ed" style:font-size-asian="12pt" style:font-style-asian="normal" style:font-weight-asian="normal" style:font-size-complex="12pt" style:font-weight-complex="normal"/>
    </style:style>
    <style:style style:name="T25" style:family="text">
      <style:text-properties style:font-name="Liberation Serif" fo:font-size="12pt" fo:font-style="normal" fo:font-weight="bold" officeooo:rsid="002ab4ed" style:font-size-asian="12pt" style:font-style-asian="normal" style:font-weight-asian="bold" style:font-size-complex="12pt" style:font-weight-complex="bold"/>
    </style:style>
    <style:style style:name="T26" style:family="text">
      <style:text-properties officeooo:rsid="002e44a6"/>
    </style:style>
    <style:style style:name="T27" style:family="text">
      <style:text-properties officeooo:rsid="00339b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roken Soul – Texto Oral</text:p>
      <text:p text:style-name="P2"/>
      <text:p text:style-name="P1">Objetivo</text:p>
      <text:list xml:id="list3294823643808582382" text:style-name="L1">
        <text:list-item>
          <text:p text:style-name="P22"><text:span text:style-name="T5">Jogos de videogame são softwares atrativos e que abrangem vários ramos da computação </text:span><text:span text:style-name="T6">(História, Física, etc).</text:span></text:p>
        </text:list-item>
        <text:list-item>
          <text:p text:style-name="P26">Usar o conteúdo adquirido no BCC, em especial a POO e Engenharia de Software, para criar um jogo para o Nintendo DS.</text:p>
        </text:list-item>
        <text:list-item>
          <text:p text:style-name="P26">Escolhemos esse console pela variedade de opções apresentadas pelo uso das duas telas, em especial a touch screen, que permite maior interação com o usuário.</text:p>
        </text:list-item>
      </text:list>
      <text:p text:style-name="P2"/>
      <text:p text:style-name="P1">Action RPG</text:p>
      <text:list xml:id="list4570949792167068981" text:style-name="L2">
        <text:list-item>
          <text:p text:style-name="P23"><text:span text:style-name="T5">RPG surgiu na </text:span><text:span text:style-name="T16">década de 70</text:span><text:span text:style-name="T5"> </text:span><text:span text:style-name="T6">como</text:span><text:span text:style-name="T5"> </text:span><text:span text:style-name="T6">um </text:span><text:span text:style-name="T5">jogo de mesa. </text:span><text:span text:style-name="T6">Jogadores</text:span><text:span text:style-name="T5"> cria</text:span><text:span text:style-name="T6">m</text:span><text:span text:style-name="T5"> seu</text:span><text:span text:style-name="T6">s</text:span><text:span text:style-name="T5"> personage</text:span><text:span text:style-name="T6">ns</text:span><text:span text:style-name="T5"> e participa</text:span><text:span text:style-name="T6">m</text:span><text:span text:style-name="T5"> de uma história narrada pelo </text:span><text:span text:style-name="T7">Game Master</text:span><text:span text:style-name="T12">. </text:span><text:span text:style-name="T13">Improvisação e criatividade são pontos fortes.</text:span></text:p>
        </text:list-item>
        <text:list-item>
          <text:p text:style-name="P23"><text:span text:style-name="T13">Posteriormente</text:span><text:span text:style-name="T11">, </text:span><text:span text:style-name="T13">f</text:span><text:span text:style-name="T11">oram incorporados aos videogames. </text:span><text:span text:style-name="T7">Action RPG</text:span><text:span text:style-name="T11"> (RPG de ação) </text:span><text:span text:style-name="T13">é um ramo</text:span><text:span text:style-name="T11"> em que o jogador participa em tempo real nos acontecimentos. </text:span><text:span text:style-name="T13">Junta improvisação, desenrolar e ação.</text:span></text:p>
        </text:list-item>
        <text:list-item>
          <text:p text:style-name="P27">É um gênero comum hoje em dia e que constantemente renova seus valores.</text:p>
        </text:list-item>
        <text:list-item>
          <text:p text:style-name="P28">Atributos importantes do personagem, como vida, itens e habilidades, são mostrados na tela.</text:p>
        </text:list-item>
        <text:list-item>
          <text:p text:style-name="P23"><text:span text:style-name="T9">Final Fantasy Adventure, </text:span><text:span text:style-name="T12">de </text:span><text:span text:style-name="T14">1991</text:span><text:span text:style-name="T12">, para o console </text:span><text:span text:style-name="T10">Game Boy</text:span><text:span text:style-name="T12">.</text:span></text:p>
        </text:list-item>
        <text:list-item>
          <text:p text:style-name="P23"><text:span text:style-name="T9">Diablo</text:span><text:span text:style-name="T12">, de </text:span><text:span text:style-name="T14">1996</text:span><text:span text:style-name="T12">, para o </text:span><text:span text:style-name="T14">PC</text:span><text:span text:style-name="T12">.</text:span></text:p>
        </text:list-item>
      </text:list>
      <text:p text:style-name="P5"/>
      <text:p text:style-name="P54">Console: Nintendo DS</text:p>
      <text:list xml:id="list1884739801298488563" text:style-name="L3">
        <text:list-item>
          <text:p text:style-name="P24"><text:span text:style-name="T13">V</text:span><text:span text:style-name="T12">ídeo game portátil, lançado pela Nintendo em </text:span><text:span text:style-name="T14">2004</text:span><text:span text:style-name="T12">.</text:span></text:p>
        </text:list-item>
        <text:list-item>
          <text:p text:style-name="P24"><text:span text:style-name="T9">DS: </text:span><text:span text:style-name="T8">S</text:span><text:span text:style-name="T12">igla para </text:span><text:span text:style-name="T9">Developer's System</text:span><text:span text:style-name="T12"> </text:span><text:span text:style-name="T13">(referência ao modo de jogar inovador) </text:span><text:span text:style-name="T12">ou </text:span><text:span text:style-name="T9">Dual Screen.</text:span></text:p>
        </text:list-item>
        <text:list-item>
          <text:p text:style-name="P24"><text:span text:style-name="T13">D</text:span><text:span text:style-name="T12">uas telas LCD </text:span><text:span text:style-name="T13">de </text:span><text:span text:style-name="T15">3 polegadas</text:span><text:span text:style-name="T12"> funcionando em conjunto, sendo que a debaixo possui </text:span><text:span text:style-name="T9">Touch Screen</text:span><text:span text:style-name="T12">.</text:span></text:p>
        </text:list-item>
        <text:list-item>
          <text:p text:style-name="P24"><text:soft-page-break/><text:span text:style-name="T13">Interação através de uma</text:span><text:span text:style-name="T12"> “canetinha” especial, o </text:span><text:span text:style-name="T9">stylus</text:span><text:span text:style-name="T12">.</text:span></text:p>
        </text:list-item>
        <text:list-item>
          <text:p text:style-name="P29">Características gerais no slide.</text:p>
        </text:list-item>
      </text:list>
      <text:p text:style-name="P6"/>
      <text:p text:style-name="P3"><text:span text:style-name="T3">Reconhecimento de D</text:span><text:span text:style-name="T4">uplo Toque</text:span></text:p>
      <text:list xml:id="list1993774555917463015" text:style-name="L4">
        <text:list-item>
          <text:p text:style-name="P30">Batalhas surgem aleatoriamente ao se andar pelo mapa.</text:p>
        </text:list-item>
        <text:list-item>
          <text:p text:style-name="P32">Informações são momentaneamente guardadas e ocorre transição para o mapa de batalha.</text:p>
        </text:list-item>
        <text:list-item>
          <text:p text:style-name="P31">Herói tem 3 golpes básicos, cada um utilizando de forma diferente a <text:span text:style-name="T1">Touch Screen</text:span>.</text:p>
        </text:list-item>
        <text:list-item>
          <text:p text:style-name="P32">Primeiro golpe usa a espada quando há dois toques na tela.</text:p>
        </text:list-item>
        <text:list-item>
          <text:p text:style-name="P32">Reconhecimento ligado ao tempo em que o usuário pressiona o <text:span text:style-name="T1">stylus</text:span> na <text:span text:style-name="T1">Touch Screen</text:span>.</text:p>
        </text:list-item>
      </text:list>
      <text:p text:style-name="P7"/>
      <text:p text:style-name="P15">Reconhecimento de Direção</text:p>
      <text:list xml:id="list8161631381147829014" text:style-name="L5">
        <text:list-item>
          <text:p text:style-name="P33">Bola de fogo: Segurar direcional para baixo e desenhar um risco começando no herói e indo em direção ao que se deseja atingir.</text:p>
        </text:list-item>
        <text:list-item>
          <text:p text:style-name="P33">Reconhecimento ocorre quando deixa-se de pressionar a tela.</text:p>
        </text:list-item>
        <text:list-item>
          <text:p text:style-name="P33">Programa calcula ângulo da bola de fogo através da reta formada pelas coordenadas do herói e o ponto final da <text:span text:style-name="T1">stylus</text:span><text:span text:style-name="T3">.</text:span></text:p>
        </text:list-item>
        <text:list-item>
          <text:p text:style-name="P50">Projétil desaparece ao atingir inimigo ou sair da tela.</text:p>
          <text:p text:style-name="P35"/>
        </text:list-item>
      </text:list>
      <text:p text:style-name="P16">Pesquisa do Círculo</text:p>
      <text:list xml:id="list3692358499168338042" text:style-name="L6">
        <text:list-item>
          <text:p text:style-name="P37">Coletadas 300 amostras de desenhos de circunferências por alunos do IME.</text:p>
        </text:list-item>
        <text:list-item>
          <text:p text:style-name="P37">Circunferências deveriam ser feitas de forma rápida, sem pensar muito.</text:p>
        </text:list-item>
        <text:list-item>
          <text:p text:style-name="P37">Maioria das pessoas começa desenha no sentido anti-horário, começando no 1º quadrante e fechando a circunferência.</text:p>
        </text:list-item>
        <text:list-item>
          <text:p text:style-name="P37">Principal objetivo da pesquisa: Analisar nº de ciclos que as pessoas demoram para desenhar.</text:p>
        </text:list-item>
      </text:list>
      <text:p text:style-name="P9"/>
      <text:p text:style-name="P16"><text:soft-page-break/>Pesquisa do Círculo – Gráfico</text:p>
      <text:list xml:id="list3962302629868512572" text:style-name="L7">
        <text:list-item>
          <text:p text:style-name="P38">Gráfico de nº de ciclos por quantidade de pessoas foi montado.</text:p>
        </text:list-item>
        <text:list-item>
          <text:p text:style-name="P38">Média e variância foram calculadas. Portanto, o intervalo ideal de ciclos é de <text:span text:style-name="T19">15 a 27 ciclos</text:span>.</text:p>
        </text:list-item>
      </text:list>
      <text:p text:style-name="P15"/>
      <text:p text:style-name="P15">Reconhecimento de Círculo</text:p>
      <text:list xml:id="list9195039525869449039" text:style-name="L8">
        <text:list-item>
          <text:p text:style-name="P34">Golpe mais <text:span text:style-name="T18">avançad</text:span>o é o giratório.</text:p>
        </text:list-item>
        <text:list-item>
          <text:p text:style-name="P34">Ocorre quando usuário desenha um círculo ao redor do herói.</text:p>
        </text:list-item>
        <text:list-item>
          <text:p text:style-name="P39">No eixo X, verifica-se se o desenho foi feito da direita para a esquerda, depois esquerda para direita e finalmente direita para esquerda.</text:p>
        </text:list-item>
        <text:list-item>
          <text:p text:style-name="P39">No eixo Y, deve ser de cima para baixo e, posteriormente, baixo para cima.</text:p>
        </text:list-item>
        <text:list-item>
          <text:p text:style-name="P40">Ciclos da pesquisa usados para evitar circunferências muito pequenas ou grandes.</text:p>
        </text:list-item>
      </text:list>
      <text:p text:style-name="P8"/>
      <text:p text:style-name="P17">IA – Inimigos</text:p>
      <text:list xml:id="list4094486169799423325" text:style-name="L9">
        <text:list-item>
          <text:p text:style-name="P36">Importante para dar vida própria após personagens e desafio em jogos de RPG.</text:p>
        </text:list-item>
        <text:list-item>
          <text:p text:style-name="P36">Quando estão com pouca vida, mostram sua “verdadeira personalidade”.</text:p>
        </text:list-item>
        <text:list-item>
          <text:p text:style-name="P36"><text:span text:style-name="T19">Medroso:</text:span> corre em sentido contrário ao herói.</text:p>
        </text:list-item>
        <text:list-item>
          <text:p text:style-name="P36"><text:span text:style-name="T19">Agressivo: </text:span>Aumenta velocidade e dispara em direção ao herói.</text:p>
        </text:list-item>
        <text:list-item>
          <text:p text:style-name="P36"><text:span text:style-name="T19">Traiçoeiro:</text:span> Medroso, mas muda para agressivo quando o herói se aproxima demais.</text:p>
          <text:p text:style-name="P36"/>
        </text:list-item>
      </text:list>
      <text:p text:style-name="P18">IA – NPCs</text:p>
      <text:list xml:id="list4042643896611736268" text:style-name="L10">
        <text:list-item>
          <text:p text:style-name="P41">Non-Playable Characters.</text:p>
        </text:list-item>
        <text:list-item>
          <text:p text:style-name="P41">Fornecem informações úteis para o jogador ou ativam requisitos necessários para o RPG progredir.</text:p>
        </text:list-item>
        <text:list-item>
          <text:p text:style-name="P41">Sistema de quests: Típico em RPGs, cumpre-se um objetivo após o outro. Com isso, mensagens dos NPCs mudam.</text:p>
        </text:list-item>
        <text:list-item>
          <text:p text:style-name="P41"><text:soft-page-break/>Como as mensagens podem ser longas, colocar tudo na memória é inviável. Implementou-se um BD com tabelas em arquivos texto para cada NPC.</text:p>
        </text:list-item>
        <text:list-item>
          <text:p text:style-name="P41">A preocupação com o desempenho foi tanta que, no incício de cada string no BD, há um número indicando o nº de caracteres.</text:p>
        </text:list-item>
        <text:list-item>
          <text:p text:style-name="P41">Movimentos simples: Parado, andar em linha reta, ir e voltar entre dois pontos.</text:p>
        </text:list-item>
      </text:list>
      <text:p text:style-name="P13"/>
      <text:p text:style-name="P19">Sprites</text:p>
      <text:list xml:id="list1070836553439099509" text:style-name="L11">
        <text:list-item>
          <text:p text:style-name="P42">Imagens manipuláveis em termos de posicionamento, rotação e distorção. <text:span text:style-name="T26">Representam uma animação quando partes da imagem são mostradas uma após a outra.</text:span></text:p>
        </text:list-item>
        <text:list-item>
          <text:p text:style-name="P42">Foram utilizados <text:span text:style-name="T1">sprites</text:span> de 256 cores do DS por motivos estéticos.</text:p>
        </text:list-item>
      </text:list>
      <text:p text:style-name="P14"/>
      <text:p text:style-name="P19">Tiles</text:p>
      <text:list xml:id="list8814419171274141113" text:style-name="L12">
        <text:list-item>
          <text:p text:style-name="P43">Um mapa do jogo é composto por vários tiles.</text:p>
        </text:list-item>
        <text:list-item>
          <text:p text:style-name="P43"><text:span text:style-name="T19">Tiles:</text:span> Quadrados de 8x8 pixels, indexados a partir do canto superior esquerdo.</text:p>
        </text:list-item>
        <text:list-item>
          <text:p text:style-name="P43"><text:span text:style-name="T19">Pixels:</text:span> Picture map. Cor em RGBA.</text:p>
        </text:list-item>
      </text:list>
      <text:p text:style-name="P10"/>
      <text:p text:style-name="P19">Colisão com Cenário</text:p>
      <text:list xml:id="list1107100535710959778" text:style-name="L13">
        <text:list-item>
          <text:p text:style-name="P45">Algoritmos de detecção de colisão são responsáveis pela simulação de realidade em um jogo.</text:p>
        </text:list-item>
        <text:list-item>
          <text:p text:style-name="P45"><text:span text:style-name="T2">À priori</text:span><text:span text:style-name="T19">:</text:span> Verifica se dá para mover; se sim, move.</text:p>
        </text:list-item>
        <text:list-item>
          <text:p text:style-name="P45"><text:span text:style-name="T2">À posteriori</text:span><text:span text:style-name="T19">:</text:span> Move personagem; se houver colisão, volta à posição original.</text:p>
        </text:list-item>
        <text:list-item>
          <text:p text:style-name="P45">Broken Soul é <text:span text:style-name="T1">a priori</text:span><text:span text:style-name="T3">.</text:span></text:p>
        </text:list-item>
        <text:list-item>
          <text:p text:style-name="P51">Todo mapa possui um “esqueleto”, o mapa de colisão, mostrando o que pode ou não ser atravessado, onde estão as transições de mapa, etc..</text:p>
        </text:list-item>
        <text:list-item>
          <text:p text:style-name="P44"><text:span text:style-name="T3">Usamos cores para melhor visualização. Internamente, o mapa de colisão é um vetor (matriz separaria cada linha do vetor na memória, aumentando tempo de acesso), com números para </text:span><text:soft-page-break/><text:span text:style-name="T3">cores diferentes.</text:span></text:p>
        </text:list-item>
        <text:list-item>
          <text:p text:style-name="P51">A cada movimento do Herói, sua posição é lida e comparada com o mapa de colisão.</text:p>
        </text:list-item>
      </text:list>
      <text:p text:style-name="P11"><text:span text:style-name="T3"><text:line-break/></text:span><text:span text:style-name="T17">Colisão com Personagem</text:span></text:p>
      <text:list xml:id="list8854757177385045427" text:style-name="L14">
        <text:list-item>
          <text:p text:style-name="P46"><text:span text:style-name="T3">Personagens são tratados como circunferências (é o </text:span><text:span text:style-name="T1">hitbox</text:span><text:span text:style-name="T3">).</text:span></text:p>
        </text:list-item>
        <text:list-item>
          <text:p text:style-name="P52">Distância “real” entre os personagens é a hipotenusa de um triângulo, onde os catetos são as diferenças entre as coordenadas X e Y dos personagens.</text:p>
        </text:list-item>
        <text:list-item>
          <text:p text:style-name="P52">Se for menor ou igual à soma dos raios, houve colisão e cálculo de dano é aplicado.</text:p>
        </text:list-item>
        <text:list-item>
          <text:p text:style-name="P52">Herói leva dano se a circunferência dele for tocada.</text:p>
        </text:list-item>
        <text:list-item>
          <text:p text:style-name="P52">Herói causa dano se inimigo tocar a circunferência maior criada pelo arco do ataque da espada.</text:p>
        </text:list-item>
      </text:list>
      <text:p text:style-name="P10"/>
      <text:p text:style-name="P20">Movimento do Herói</text:p>
      <text:list xml:id="list3011469040779677973" text:style-name="L15">
        <text:list-item>
          <text:p text:style-name="P47">Depende da posição atual do Herói e do local onde a <text:span text:style-name="T1">stylus</text:span> pressiona.</text:p>
        </text:list-item>
        <text:list-item>
          <text:p text:style-name="P47">Vetor <text:span text:style-name="T19">w</text:span>: Diferença entre as posições mencionadas.</text:p>
        </text:list-item>
        <text:list-item>
          <text:p text:style-name="P25"><text:span text:style-name="T20">Precisamos do ângulo </text:span><text:span text:style-name="T21">θ</text:span><text:span text:style-name="T22"> </text:span><text:span text:style-name="T23">entre os vetores </text:span><text:span text:style-name="T25">w</text:span><text:span text:style-name="T23"> e </text:span><text:span text:style-name="T25">x</text:span><text:span text:style-name="T24">. Ele é calculado por ???.</text:span></text:p>
        </text:list-item>
        <text:list-item>
          <text:p text:style-name="P48">Depois disso, basta somar/subtrair o cosseno do ângulo de acordo com a velocidade do personagem.</text:p>
        </text:list-item>
      </text:list>
      <text:p text:style-name="P12"/>
      <text:p text:style-name="P21">Testes</text:p>
      <text:list xml:id="list850434906794831591" text:style-name="L16">
        <text:list-item>
          <text:p text:style-name="P49">Testes são essenciais para verificar o andamento do projeto.</text:p>
        </text:list-item>
        <text:list-item>
          <text:p text:style-name="P49"><text:span text:style-name="T19">Emulador:</text:span> Software que reproduz o comportamento de um sistema, permitindo que um programa feito em uma plataforma rode em outra.</text:p>
        </text:list-item>
        <text:list-item>
          <text:p text:style-name="P49">Emuladores são úteis para verificar um software sem preocupação de danificar o sistema hospedeiro.</text:p>
        </text:list-item>
        <text:list-item>
          <text:p text:style-name="P49">Simulação não é 100% fiel, podendo haver problemas só detectados posteriormente.</text:p>
        </text:list-item>
        <text:list-item>
          <text:p text:style-name="P49"><text:soft-page-break/>Flash Card: Cartão que substitui um cartucho de jogo original. Permite ao usuário jogar seus próprios jogos, ouvir música, etc..</text:p>
        </text:list-item>
        <text:list-item>
          <text:p text:style-name="P49">Após emulador, coloca-se jogo no R4 para testes no DS.</text:p>
        </text:list-item>
      </text:list>
      <text:p text:style-name="P12"/>
      <text:p text:style-name="P55">Dificuldades</text:p>
      <text:list xml:id="list3873993040216753524" text:style-name="L17">
        <text:list-item>
          <text:p text:style-name="P53">Criação gráfica consumiu maior tempo no projeto (só um integrante fazia os desenhos enquanto os outros dois editavam).</text:p>
        </text:list-item>
        <text:list-item>
          <text:p text:style-name="P53">Como citado antes, não se pode carregar todas as mensagens de NPC para a memória ou usar matrizes, pois perde-se desempenho.</text:p>
        </text:list-item>
        <text:list-item>
          <text:p text:style-name="P53">Usou-se um simulador de arquivos virtuais em um único arquivo, o Embedded File System, para simular um disco rígido inteiro. Isso facilitou e agilizou na hora de carregar e descarregar gráficos.</text:p>
        </text:list-item>
        <text:list-item>
          <text:p text:style-name="P53">Em geral, mesmo aperfeiçoando ao máximo um algoritmo, eles ficavam limitados ao processamento do DS.</text:p>
        </text:list-item>
        <text:list-item>
          <text:p text:style-name="P53">Carregar música/som em tempo de execução <text:span text:style-name="T27">deu bastante trabalho e gerou alguns bugs que acabaram não sendo resolvidos</text:span>. <text:span text:style-name="T27">Músicas/sons são</text:span> carregados na memória por streams (pedaços do arquivo) de acordo com a execução do mp3.</text:p>
        </text:list-item>
        <text:list-item>
          <text:p text:style-name="P53">Debugs foram feitos manualmente, já que as bibliotecas usadas não ofereciam suporte para iss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kaoPGothic" style:font-size-asian="10.5pt" style:language-asian="ja" style:country-asian="JP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pt" fo:country="BR" style:letter-kerning="true" style:font-name-asian="TakaoPGothic" style:font-size-asian="10.5pt" style:language-asian="ja" style:country-asian="JP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275cm" loext:contextual-spacing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cc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20_with_20_shadow" style:display-name="Object with shadow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20_without_20_fill" style:display-name="Object without fill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20_with_20_no_20_fill_20_and_20_no_20_line" style:display-name="Object with no fill and no lin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ext_20_body_20_justified" style:display-name="Text body justifie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24pt" style:font-name-asian="DejaVu Sans" style:font-family-asian="'DejaVu Sans'" style:font-family-generic-asian="system" style:font-pitch-asian="variable" style:font-size-asian="24pt" style:font-name-complex="Liberation Sans1" style:font-family-complex="'Liberation Sans'" style:font-family-generic-complex="system" style:font-pitch-complex="variable" style:font-size-complex="12pt"/>
    </style:style>
    <style:style style:name="Title2" style:family="paragraph" style:default-outline-level="">
      <style:paragraph-properties fo:margin-left="0cm" fo:margin-right="0.199cm" fo:margin-top="0.101cm" fo:margin-bottom="0.101cm" loext:contextual-spacing="false" fo:text-align="center" style:justify-single-word="false" fo:orphans="2" fo:widows="2" fo:text-indent="0cm" style:auto-text-indent="false" style:writing-mode="lr-tb"/>
      <style:text-properties style:font-name="Liberation Serif" fo:font-family="'Liberation Serif'" style:font-family-generic="roman" style:font-pitch="variable" fo:font-size="36pt" style:font-name-asian="DejaVu Sans" style:font-family-asian="'DejaVu Sans'" style:font-family-generic-asian="system" style:font-pitch-asian="variable" style:font-size-asian="36pt" style:font-name-complex="Liberation Sans1" style:font-family-complex="'Liberation Sans'" style:font-family-generic-complex="system" style:font-pitch-complex="variable" style:font-size-complex="12pt"/>
    </style:style>
    <style:style style:name="Dimension_20_Line" style:display-name="Dimension Lin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Gliederung_20_1" style:display-name="Defaul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cm" fo:margin-bottom="0.497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203cm" fo:margin-bottom="0.406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cm" fo:margin-bottom="0.296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cm" fo:margin-bottom="0.19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cc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ushGreen_7e_LT_7e_Gliederung_20_1" style:display-name="LushGreen~LT~Gliederung 1" style:family="paragraph" style:default-outline-level="">
      <style:paragraph-properties fo:margin-left="0cm" fo:margin-right="0cm" fo:margin-top="0cm" fo:margin-bottom="0.497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_7e_LT_7e_Gliederung_20_2" style:display-name="LushGreen~LT~Gliederung 2" style:family="paragraph" style:parent-style-name="LushGreen_7e_LT_7e_Gliederung_20_1" style:default-outline-level="">
      <style:paragraph-properties fo:margin-left="0cm" fo:margin-right="0cm" fo:margin-top="0.203cm" fo:margin-bottom="0.406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_7e_LT_7e_Gliederung_20_3" style:display-name="LushGreen~LT~Gliederung 3" style:family="paragraph" style:parent-style-name="LushGreen_7e_LT_7e_Gliederung_20_2" style:default-outline-level="">
      <style:paragraph-properties fo:margin-left="0cm" fo:margin-right="0cm" fo:margin-top="0cm" fo:margin-bottom="0.296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_7e_LT_7e_Gliederung_20_4" style:display-name="LushGreen~LT~Gliederung 4" style:family="paragraph" style:parent-style-name="LushGreen_7e_LT_7e_Gliederung_20_3" style:default-outline-level="">
      <style:paragraph-properties fo:margin-left="0cm" fo:margin-right="0cm" fo:margin-top="0cm" fo:margin-bottom="0.19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5" style:display-name="LushGreen~LT~Gliederung 5" style:family="paragraph" style:parent-style-name="LushGreen_7e_LT_7e_Gliederung_20_4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6" style:display-name="LushGreen~LT~Gliederung 6" style:family="paragraph" style:parent-style-name="LushGreen_7e_LT_7e_Gliederung_20_5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7" style:display-name="LushGreen~LT~Gliederung 7" style:family="paragraph" style:parent-style-name="LushGreen_7e_LT_7e_Gliederung_20_6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8" style:display-name="LushGreen~LT~Gliederung 8" style:family="paragraph" style:parent-style-name="LushGreen_7e_LT_7e_Gliederung_20_7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9" style:display-name="LushGreen~LT~Gliederung 9" style:family="paragraph" style:parent-style-name="LushGreen_7e_LT_7e_Gliederung_20_8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Titel" style:display-name="LushGreen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_7e_LT_7e_Untertitel" style:display-name="LushGree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_7e_LT_7e_Notizen" style:display-name="LushGree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_7e_LT_7e_Hintergrundobjekte" style:display-name="LushGree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ushGreen_7e_LT_7e_Hintergrund" style:display-name="LushGree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3T14:28:46.838032281</meta:creation-date>
    <dc:date>2015-06-15T12:28:42.401238939</dc:date>
    <meta:editing-duration>PT2H18M45S</meta:editing-duration>
    <meta:editing-cycles>31</meta:editing-cycles>
    <meta:generator>LibreOffice/4.3.3.2$Linux_X86_64 LibreOffice_project/430m0$Build-2</meta:generator>
    <meta:document-statistic meta:table-count="0" meta:image-count="0" meta:object-count="0" meta:page-count="6" meta:paragraph-count="98" meta:word-count="1256" meta:character-count="7336" meta:non-whitespace-character-count="6251"/>
  </office:meta>
</office:document-meta>
</file>